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0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9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9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9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9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9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1208" calcext:value-type="float">
            <text:p>69.1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8016" calcext:value-type="float">
            <text:p>68.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8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8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2736" calcext:value-type="float">
            <text:p>68.3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8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8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8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8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0232" calcext:value-type="float">
            <text:p>68.1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7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7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7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</text:p>
          </table:table-cell>
          <table:table-cell office:value-type="string" calcext:value-type="string">
            <text:p>NHP-WC-011</text:p>
          </table:table-cell>
          <table:table-cell office:value-type="string" calcext:value-type="string">
            <text:p>196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